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>
            <draw:frame table:end-cell-address="Sheet1.J23" table:end-x="0.1154in" table:end-y="0.0362in" draw:z-index="0" draw:style-name="gr1" draw:text-style-name="P1" svg:width="6.2988in" svg:height="3.5429in" svg:x="0.0398in" svg:y="0.0394in">
              <draw:object draw:notify-on-update-of-ranges="Sheet1.A1:Sheet1.A101 Sheet1.B1:Sheet1.B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5">
            <text:p>128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5">
            <text:p>86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99">
            <text:p>10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4">
            <text:p>193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6">
            <text:p>75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80">
            <text:p>128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5">
            <text:p>79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09:1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17:41:32</meta:creation-date>
    <dc:date>2013-04-23T09:14:06</dc:date>
    <meta:editing-duration>PT14H13M17S</meta:editing-duration>
    <meta:editing-cycles>1</meta:editing-cycles>
    <meta:document-statistic meta:table-count="3" meta:cell-count="202" meta:object-count="1"/>
    <meta:generator>OpenOffice.org/3.4.1$Unix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9cm" svg:y="4.209cm" style:legend-expansion="high" chart:style-name="ch2"/>
        <chart:plot-area chart:style-name="ch3" table:cell-range-address="Sheet1.A1:Sheet1.B101" chart:data-source-has-labels="column" svg:x="0.77cm" svg:y="0.855cm" svg:width="12.28cm" svg:height="7.545cm">
          <chartooo:coordinate-region svg:x="1.799cm" svg:y="1.046cm" svg:width="11.215cm" svg:height="6.343cm"/>
          <chart:axis chart:dimension="x" chart:name="primary-x" chart:style-name="ch4" chartooo:axis-type="auto">
            <chartooo:date-scale/>
            <chart:categories table:cell-range-address="Sheet1.A1:Sheet1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1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101</svg:desc>
                </draw:g>
              </table:table-cell>
              <table:table-cell office:value-type="float" office:value="0">
                <text:p>0</text:p>
                <draw:g>
                  <svg:desc>Sheet1.B1:Sheet1.B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